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8c724" fo:background-color="#fffffe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a83a7" fo:background-color="#fffffe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b9b8e" fo:background-color="#fffffe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8c724" officeooo:paragraph-rsid="0008c724" fo:background-color="#fffffe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8c724" officeooo:paragraph-rsid="000a83a7" fo:background-color="#fffffe"/>
    </style:style>
    <style:style style:name="P8" style:family="paragraph" style:parent-style-name="Standard">
      <style:text-properties officeooo:paragraph-rsid="000b9b8e"/>
    </style:style>
    <style:style style:name="T1" style:family="text">
      <style:text-properties fo:color="#0000ff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778899" loext:opacity="100%"/>
    </style:style>
    <style:style style:name="T4" style:family="text">
      <style:text-properties officeooo:rsid="0008c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 <text:span text:style-name="T1">TABLE</text:span> MassBalance</text:p>
      <text:p text:style-name="P1">( </text:p>
      <text:p text:style-name="P1"><text:span text:style-name="T4">Xk</text:span>1 <text:span text:style-name="T1">float</text:span>,</text:p>
      <text:p text:style-name="P3"><text:span text:style-name="T4">Xk2</text:span> <text:span text:style-name="T1">float</text:span>,</text:p>
      <text:p text:style-name="P3">m1 <text:span text:style-name="T1">float</text:span>,</text:p>
      <text:p text:style-name="P3">m2 <text:span text:style-name="T1">float</text:span>, </text:p>
      <text:p text:style-name="P1">m2b <text:span text:style-name="T1">float</text:span>, </text:p>
      <text:p text:style-name="P1">m3 <text:span text:style-name="T1">float</text:span>,</text:p>
      <text:p text:style-name="P1">V3 <text:span text:style-name="T1">float</text:span>,</text:p>
      <text:p text:style-name="P1">rho3 <text:span text:style-name="T1">float</text:span>,</text:p>
      <text:p text:style-name="P1">m2a <text:span text:style-name="T1">float</text:span>,</text:p>
      <text:p text:style-name="P1">m3vap <text:span text:style-name="T1">float</text:span>,</text:p>
      <text:p text:style-name="P1">m3a <text:span text:style-name="T1">float</text:span>,</text:p>
      <text:p text:style-name="P1">m3b <text:span text:style-name="T1">float</text:span>,</text:p>
      <text:p text:style-name="P1">m4 <text:span text:style-name="T1">float</text:span>,</text:p>
      <text:p text:style-name="P1">V4 <text:span text:style-name="T1">float</text:span>,</text:p>
      <text:p text:style-name="P1">rho4 <text:span text:style-name="T1">float</text:span>,</text:p>
      <text:p text:style-name="P1">m5 <text:span text:style-name="T1">float</text:span>,</text:p>
      <text:p text:style-name="P1">V5 <text:span text:style-name="T1">float</text:span>,</text:p>
      <text:p text:style-name="P1">rho5 <text:span text:style-name="T1">float</text:span>,</text:p>
      <text:p text:style-name="P1">m5b <text:span text:style-name="T1">float</text:span>,</text:p>
      <text:p text:style-name="P1">V5b <text:span text:style-name="T1">float</text:span>,</text:p>
      <text:p text:style-name="P1">m6 <text:span text:style-name="T1">float</text:span>,</text:p>
      <text:p text:style-name="P1">V6 <text:span text:style-name="T1">float</text:span>,</text:p>
      <text:p text:style-name="P1">rho6 <text:span text:style-name="T1">float</text:span>,</text:p>
      <text:p text:style-name="P6">m5a <text:span text:style-name="T1">float</text:span>,</text:p>
      <text:p text:style-name="P1">m7 <text:span text:style-name="T1">float</text:span>,</text:p>
      <text:p text:style-name="P1">V7 <text:span text:style-name="T1">float</text:span>,</text:p>
      <text:p text:style-name="P1">rho7 <text:span text:style-name="T1">float</text:span>,</text:p>
      <text:p text:style-name="P1">Vol <text:span text:style-name="T1">float</text:span>,</text:p>
      <text:p text:style-name="P1"><text:span text:style-name="T1">timeStamp</text:span> <text:span text:style-name="T1">DateTime</text:span></text:p>
      <text:p text:style-name="P1">)</text:p>
      <text:p text:style-name="Standard"/>
      <text:p text:style-name="Standard"/>
      <text:p text:style-name="P1"><text:span text:style-name="T1">CREATE</text:span> <text:span text:style-name="T1">TABLE</text:span> MassBalanceSimulated</text:p>
      <text:p text:style-name="P1">( </text:p>
      <text:p text:style-name="P4"><text:span text:style-name="T4">Xk</text:span>1 <text:span text:style-name="T1">float</text:span>,</text:p>
      <text:p text:style-name="P4"><text:span text:style-name="T4">Xk2</text:span> <text:span text:style-name="T1">float</text:span>,</text:p>
      <text:p text:style-name="P4">m1 <text:span text:style-name="T1">float</text:span>,</text:p>
      <text:p text:style-name="P4">m2 <text:span text:style-name="T1">float</text:span>, </text:p>
      <text:p text:style-name="P4">m2b <text:span text:style-name="T1">float</text:span>, </text:p>
      <text:p text:style-name="P4">m3 <text:span text:style-name="T1">float</text:span>,</text:p>
      <text:p text:style-name="P4">V3 <text:span text:style-name="T1">float</text:span>,</text:p>
      <text:p text:style-name="P4">rho3 <text:span text:style-name="T1">float</text:span>,</text:p>
      <text:p text:style-name="P4">m2a <text:span text:style-name="T1">float</text:span>,</text:p>
      <text:p text:style-name="P4">m3vap <text:span text:style-name="T1">float</text:span>,</text:p>
      <text:p text:style-name="P4">m3a <text:span text:style-name="T1">float</text:span>,</text:p>
      <text:p text:style-name="P4">m3b <text:span text:style-name="T1">float</text:span>,</text:p>
      <text:p text:style-name="P4">m4 <text:span text:style-name="T1">float</text:span>,</text:p>
      <text:p text:style-name="P4">V4 <text:span text:style-name="T1">float</text:span>,</text:p>
      <text:p text:style-name="P4">rho4 <text:span text:style-name="T1">float</text:span>,</text:p>
      <text:p text:style-name="P4"><text:soft-page-break/>m5 <text:span text:style-name="T1">float</text:span>,</text:p>
      <text:p text:style-name="P4">V5 <text:span text:style-name="T1">float</text:span>,</text:p>
      <text:p text:style-name="P4">rho5 <text:span text:style-name="T1">float</text:span>,</text:p>
      <text:p text:style-name="P4">m5b <text:span text:style-name="T1">float</text:span>,</text:p>
      <text:p text:style-name="P4">V5b <text:span text:style-name="T1">float</text:span>,</text:p>
      <text:p text:style-name="P4">m6 <text:span text:style-name="T1">float</text:span>,</text:p>
      <text:p text:style-name="P4">V6 <text:span text:style-name="T1">float</text:span>,</text:p>
      <text:p text:style-name="P4">rho6 <text:span text:style-name="T1">float</text:span>,</text:p>
      <text:p text:style-name="P7">m5a <text:span text:style-name="T1">float</text:span>,</text:p>
      <text:p text:style-name="P4">m7 <text:span text:style-name="T1">float</text:span>,</text:p>
      <text:p text:style-name="P4">V7 <text:span text:style-name="T1">float</text:span>,</text:p>
      <text:p text:style-name="P4">rho7 <text:span text:style-name="T1">float</text:span>,</text:p>
      <text:p text:style-name="P4">Vol <text:span text:style-name="T1">float</text:span>,</text:p>
      <text:p text:style-name="P4"><text:span text:style-name="T1">timeStamp DateTime</text:span></text:p>
      <text:p text:style-name="P1">)</text:p>
      <text:p text:style-name="P1"/>
      <text:p text:style-name="P1"><text:span text:style-name="T1">INSERT</text:span> <text:span text:style-name="T1">INTO</text:span> [dbo].[MassBalanceSimulated] (Xk1,Xk2,m1,m2,m2b,m3,V3,rho3,m2a,m3vap,m3a,m3b,m4,V4,rho4,m5,V5,rho5,m5b,V5b,m6,V6,rho6,m5a,m7,V7,rho7,Vol,TimeDate) <text:span text:style-name="T1">VALUES</text:span> (<text:span text:style-name="T2">0.8</text:span>, <text:span text:style-name="T2">1.041</text:span>, <text:span text:style-name="T2">250.0</text:span>, <text:span text:style-name="T2">250.0</text:span>, <text:span text:style-name="T2">325.0</text:span>, <text:span text:style-name="T2">1030.0</text:span>, <text:span text:style-name="T2">1156.0</text:span>, <text:span text:style-name="T2">1.041</text:span>, <text:span text:style-name="T2">1279.0</text:span>, <text:span text:style-name="T2">0.9994</text:span>, <text:span text:style-name="T2">0.7</text:span>, <text:span text:style-name="T2">31.44</text:span>, <text:span text:style-name="T2">1030.0</text:span>, <text:span text:style-name="T2">983.0</text:span>, <text:span text:style-name="T2">0.9994</text:span>, <text:span text:style-name="T2">1030.0</text:span>, <text:span text:style-name="T2">983.0</text:span>, <text:span text:style-name="T2">1.048</text:span>, <text:span text:style-name="T2">31.44</text:span>, <text:span text:style-name="T2">30.0</text:span>, <text:span text:style-name="T2">999.4</text:span>, <text:span text:style-name="T2">1000.0</text:span>, <text:span text:style-name="T2">0.9994</text:span>, <text:span text:style-name="T2">0.7</text:span>, <text:span text:style-name="T2">999.4</text:span>, <text:span text:style-name="T2">1000.0</text:span>, <text:span text:style-name="T2">0.9994</text:span>, <text:span text:style-name="T2">0.06</text:span>, <text:span text:style-name="T2">2023</text:span><text:span text:style-name="T3">-</text:span><text:span text:style-name="T2">09</text:span><text:span text:style-name="T3">-</text:span><text:span text:style-name="T2">28</text:span>)</text:p>
      <text:p text:style-name="P5"><text:span text:style-name="T1"/></text:p>
      <text:p text:style-name="P5"><text:span text:style-name="T1">INSERT</text:span> <text:span text:style-name="T1">INTO</text:span> [dbo].[MassBalance] (Xk1,Xk2,m1,m2,m2b,m3,V3,rho3,m2a,m3vap,m3a,m3b,m4,V4,rho4,m5,V5,rho5,m5b,V5b,m6,V6,rho6,m5a,m7,V7,rho7,Vol,TimeDate) <text:span text:style-name="T1">VALUES</text:span> (<text:span text:style-name="T2">0.8</text:span>, <text:span text:style-name="T2">1.041</text:span>, <text:span text:style-name="T2">250.0</text:span>, <text:span text:style-name="T2">250.0</text:span>, <text:span text:style-name="T2">325.0</text:span>, <text:span text:style-name="T2">1030.0</text:span>, <text:span text:style-name="T2">1156.0</text:span>, <text:span text:style-name="T2">1.041</text:span>, <text:span text:style-name="T2">1279.0</text:span>, <text:span text:style-name="T2">0.9994</text:span>, <text:span text:style-name="T2">0.7</text:span>, <text:span text:style-name="T2">31.44</text:span>, <text:span text:style-name="T2">1030.0</text:span>, <text:span text:style-name="T2">983.0</text:span>, <text:span text:style-name="T2">0.9994</text:span>, <text:span text:style-name="T2">1030.0</text:span>, <text:span text:style-name="T2">983.0</text:span>, <text:span text:style-name="T2">1.048</text:span>, <text:span text:style-name="T2">31.44</text:span>, <text:span text:style-name="T2">30.0</text:span>, <text:span text:style-name="T2">999.4</text:span>, <text:span text:style-name="T2">1000.0</text:span>, <text:span text:style-name="T2">0.9994</text:span>, <text:span text:style-name="T2">0.7</text:span>, <text:span text:style-name="T2">999.4</text:span>, <text:span text:style-name="T2">1000.0</text:span>, <text:span text:style-name="T2">0.9994</text:span>, <text:span text:style-name="T2">0.06</text:span>, <text:span text:style-name="T2">2023</text:span><text:span text:style-name="T3">-</text:span><text:span text:style-name="T2">09</text:span><text:span text:style-name="T3">-</text:span><text:span text:style-name="T2">28</text:span>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53:31.591288015</meta:creation-date>
    <meta:generator>LibreOffice/7.3.7.2$Linux_X86_64 LibreOffice_project/30$Build-2</meta:generator>
    <dc:date>2024-04-11T17:06:43.734025618</dc:date>
    <meta:editing-duration>PT8M37S</meta:editing-duration>
    <meta:editing-cycles>6</meta:editing-cycles>
    <meta:document-statistic meta:table-count="0" meta:image-count="0" meta:object-count="0" meta:page-count="2" meta:paragraph-count="66" meta:word-count="194" meta:character-count="1398" meta:non-whitespace-character-count="1264"/>
  </office:meta>
</office:document-meta>
</file>